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915,899,787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858,529,67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789,304,087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721,700,99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667,335,061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579,411,253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522,897,506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460,797,903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377,177,1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317,309,45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351,338,65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271,598,05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210,603,75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02,564,9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051,386,6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83,575,6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25,197,95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68,358,75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32,072,45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32,732,35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89,140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54,582,9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41,660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3:03.076854969</dc:date>
    <meta:editing-duration>PT39M14S</meta:editing-duration>
    <meta:editing-cycles>18</meta:editing-cycles>
    <meta:generator>LibreOffice/7.2.6.2$Linux_X86_64 LibreOffice_project/20$Build-2</meta:generator>
    <meta:document-statistic meta:table-count="1" meta:cell-count="48" meta:object-count="0"/>
  </office:meta>
</office:document-meta>
</file>